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1C6CB0D2F409472C6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1043in" svg:height="4.7291in" draw:z-index="0"><draw:image xlink:href="Pictures/100000010000024A000001C6CB0D2F409472C6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3:51:39.328297393</meta:creation-date>
    <dc:date>2022-09-23T13:52:05.492954279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